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6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P9" style:family="paragraph" style:parent-style-name="Preformatted_20_Text">
      <style:text-properties fo:color="#cc7832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99" fo:font-size="14pt"/>
    </style:style>
    <style:style style:name="P11" style:family="paragraph" style:parent-style-name="Standard" style:list-style-name="L2">
      <style:text-properties fo:color="#00009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2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00cc33" style:font-name="JetBrains Mono" fo:font-size="16pt" fo:language="en" fo:country="US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P15" style:family="paragraph" style:parent-style-name="Preformatted_20_Text" style:list-style-name="L2"/>
    <style:style style:name="P16" style:family="paragraph" style:parent-style-name="Preformatted_20_Text" style:list-style-name="L2">
      <style:text-properties fo:color="#a9b7c6" style:font-name="JetBrains Mono" fo:font-size="10pt" style:font-size-asian="10pt" style:font-size-complex="10pt"/>
    </style:style>
    <style:style style:name="P17" style:family="paragraph" style:parent-style-name="Preformatted_20_Text">
      <style:text-properties fo:color="#808080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00cc33" fo:font-size="16pt" fo:language="en" fo:country="US" fo:font-weight="normal" style:font-size-asian="16pt" style:font-weight-asian="normal" style:font-size-complex="16pt" style:font-weight-complex="normal"/>
    </style:style>
    <style:style style:name="T5" style:family="text">
      <style:text-properties fo:color="#00cc33" fo:font-size="13pt" fo:language="en" fo:country="US" fo:font-weight="normal" style:font-size-asian="13pt" style:font-weight-asian="normal" style:font-size-complex="13pt" style:font-weight-complex="normal"/>
    </style:style>
    <style:style style:name="T6" style:family="text">
      <style:text-properties fo:color="#333333" fo:language="en" fo:country="US" fo:font-weight="bold" style:font-weight-asian="bold" style:font-weight-complex="bold"/>
    </style:style>
    <style:style style:name="T7" style:family="text">
      <style:text-properties fo:color="#000099" fo:language="en" fo:country="US" fo:font-weight="bold" style:font-weight-asian="bold" style:font-weight-complex="bold"/>
    </style:style>
    <style:style style:name="T8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99" style:font-name="JetBrains Mono" fo:font-size="10pt" style:font-size-asian="10pt" style:font-size-complex="10pt"/>
    </style:style>
    <style:style style:name="T10" style:family="text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T11" style:family="text">
      <style:text-properties fo:color="#ff0000" fo:language="en" fo:country="US" fo:font-weight="bold" style:font-weight-asian="bold" style:font-weight-complex="bold"/>
    </style:style>
    <style:style style:name="T12" style:family="text">
      <style:text-properties fo:color="#cc7832"/>
    </style:style>
    <style:style style:name="T13" style:family="text">
      <style:text-properties fo:color="#cc7832" style:font-name="JetBrains Mono" fo:font-size="9.80000019073486pt"/>
    </style:style>
    <style:style style:name="T14" style:family="text">
      <style:text-properties fo:color="#cc7832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fo:color="#cc7832" fo:language="en" fo:country="US"/>
    </style:style>
    <style:style style:name="T16" style:family="text">
      <style:text-properties fo:color="#cc7832" fo:language="en" fo:country="US" fo:font-weight="bold" style:font-weight-asian="bold" style:font-weight-complex="bold"/>
    </style:style>
    <style:style style:name="T17" style:family="text">
      <style:text-properties fo:color="#9876aa"/>
    </style:style>
    <style:style style:name="T18" style:family="text">
      <style:text-properties fo:color="#9876aa" style:font-name="JetBrains Mono" fo:font-size="9.80000019073486pt"/>
    </style:style>
    <style:style style:name="T19" style:family="text">
      <style:text-properties fo:color="#ffc66d"/>
    </style:style>
    <style:style style:name="T20" style:family="text">
      <style:text-properties style:font-name="JetBrains Mono" fo:font-size="9.80000019073486pt"/>
    </style:style>
    <style:style style:name="T21" style:family="text">
      <style:text-properties fo:color="#66ff00"/>
    </style:style>
    <style:style style:name="T22" style:family="text">
      <style:text-properties fo:color="#b389c5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color="#6a8759"/>
    </style:style>
    <style:style style:name="T24" style:family="text">
      <style:text-properties fo:color="#6a8759" fo:language="en" fo:country="US"/>
    </style:style>
    <style:style style:name="T25" style:family="text">
      <style:text-properties fo:color="#6a875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fo:color="#6a8759" style:font-name="JetBrains Mono" fo:font-size="9.80000019073486pt"/>
    </style:style>
    <style:style style:name="T27" style:family="text">
      <style:text-properties fo:color="#808080"/>
    </style:style>
    <style:style style:name="T28" style:family="text">
      <style:text-properties fo:color="#808080" style:font-name="JetBrains Mono" fo:font-size="9.80000019073486pt"/>
    </style:style>
    <style:style style:name="T29" style:family="text">
      <style:text-properties fo:color="#808080" fo:language="en" fo:country="US"/>
    </style:style>
    <style:style style:name="T30" style:family="text">
      <style:text-properties fo:color="#bbb529"/>
    </style:style>
    <style:style style:name="T31" style:family="text">
      <style:text-properties fo:color="#bbb529" style:font-name="JetBrains Mono" fo:font-size="9.80000019073486pt"/>
    </style:style>
    <style:style style:name="T32" style:family="text">
      <style:text-properties fo:color="#bbb529" style:font-name="JetBrains Mono" fo:font-size="9.80000019073486pt" fo:language="en" fo:country="US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000099" style:font-name="Roboto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99" style:font-name="Roboto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35" style:family="text">
      <style:text-properties fo:color="#0000ff" fo:font-size="13pt" fo:language="en" fo:country="US" fo:font-weight="normal" style:font-size-asian="13pt" style:font-weight-asian="normal" style:font-size-complex="13pt" style:font-weight-complex="normal"/>
    </style:style>
    <style:style style:name="T36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50"/></text:span><text:span text:style-name="T2">Spring Boot </text:span></text:p>
      <text:p text:style-name="Standard"><text:span text:style-name="T2"/></text:p>
      <text:p text:style-name="Standard"><text:span text:style-name="T2"><text:s/>* </text:span><text:span text:style-name="T3">Spring inteview questions: </text:span><text:span text:style-name="T35">https://www.interviewbit.com/spring-interview-questions/#what-is-spring-mvc-framewo</text:span><text:span text:style-name="T36">rk</text:span></text:p>
      <text:p text:style-name="Standard"><text:span text:style-name="T2"><text:s/>* </text:span><text:span text:style-name="T3">Spring Microservices patterns:</text:span></text:p>
      <text:p text:style-name="Standard"><text:span text:style-name="T8"><text:s text:c="12"/>Server discovery</text:span><text:span text:style-name="T10">(eureka)</text:span><text:span text:style-name="T32">@EnableEurekaClient/Service,@LoadBalanced</text:span></text:p>
      <text:p text:style-name="Standard"><text:span text:style-name="T33"><text:s text:c="11"/>Fault tolerance –</text:span><text:span text:style-name="T34"> what tolerance our system have if some <text:s/>microservice is down. <text:s text:c="2"/></text:span></text:p>
      <text:p text:style-name="Standard"><text:span text:style-name="T34"/></text:p>
      <text:p text:style-name="Standard"><text:span text:style-name="T34"><text:s text:c="11"/></text:span><text:span text:style-name="T33">Resilience</text:span><text:span text:style-name="T34"> - a</text:span></text:p>
      <text:p text:style-name="P10"><text:span text:style-name="T31"/></text:p>
      <text:p text:style-name="Standard"><text:span text:style-name="T2"><text:s text:c="2"/>* </text:span><text:span text:style-name="T3">Communication between Api in microservices:</text:span></text:p>
      <text:list xml:id="list5509760706037570175" text:style-name="L2">
        <text:list-item>
          <text:p text:style-name="P12"><text:s text:c="4"/>Rest Template: </text:p>
        </text:list-item>
        <text:list-item>
          <text:p text:style-name="P16"><text:span text:style-name="T7">RestTemplate restTemplate = </text:span><text:span text:style-name="T16">new </text:span><text:span text:style-name="T7">RestTemplate()</text:span><text:span text:style-name="T16">;</text:span></text:p>
        </text:list-item>
        <text:list-item>
          <text:p text:style-name="P15"><text:span text:style-name="T14">Movie movie = </text:span><text:span text:style-name="T22">restTemplate</text:span><text:span text:style-name="T14">.getForObject(</text:span><text:span text:style-name="T25">"http://localhost:8001/movie/"</text:span><text:span text:style-name="T14">+ r.getMovieId(), Movie.class);</text:span></text:p>
        </text:list-item>
        <text:list-item>
          <text:p text:style-name="P12"><text:s text:c="5"/>Web Client: <text:span text:style-name="T9">Reactive programming is needed.</text:span></text:p>
        </text:list-item>
      </text:list>
      <text:p text:style-name="P8">Movie movie = <text:span text:style-name="T17">webClientBuilder</text:span>.build()</text:p>
      <text:p text:style-name="P7"><text:s text:c="8"/><text:span text:style-name="T20">.get() </text:span><text:span text:style-name="T28">//HTTP Method (GET, Post...)</text:span></text:p>
      <text:p text:style-name="P7"><text:span text:style-name="T27"><text:s text:c="8"/></text:span><text:span text:style-name="T20">.uri(</text:span><text:span text:style-name="T26">"http://localhost:8001/movie/" </text:span><text:span text:style-name="T20">+ r.getMovieId())</text:span></text:p>
      <text:p text:style-name="P7"><text:s text:c="8"/><text:span text:style-name="T20">.retrieve()</text:span></text:p>
      <text:p text:style-name="P7"><text:s text:c="8"/><text:span text:style-name="T20">.bodyToMono(Movie.</text:span><text:span text:style-name="T13">class</text:span><text:span text:style-name="T20">) </text:span><text:span text:style-name="T28">//When data is come back convert it to Movie.class</text:span></text:p>
      <text:p text:style-name="P5"><text:span text:style-name="T27"><text:s text:c="8"/></text:span><text:span text:style-name="T20">.block()</text:span><text:span text:style-name="T13">;</text:span></text:p>
      <text:list xml:id="list30766988" text:continue-numbering="true" text:style-name="L2">
        <text:list-item>
          <text:p text:style-name="P11"/>
        </text:list-item>
      </text:list>
      <text:p text:style-name="Standard"/>
      <text:p text:style-name="P3"/>
      <text:p text:style-name="P4">* Injecting object in Spring:</text:p>
      <text:list xml:id="list12443024150212567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Field injection: @Autowired</text:p>
                        </text:list-item>
                        <text:list-item>
                          <text:p text:style-name="P14">Constructor injection (normally adding object via constr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6"><text:s text:c="8"/></text:span><text:span text:style-name="T7">Major advance of constructor injection is that: allow the bean to be</text:span></text:p>
      <text:p text:style-name="P1"><text:span text:style-name="T7"><text:s text:c="10"/>immutable since we define the</text:span><text:span text:style-name="T11"> property as</text:span><text:span text:style-name="T7"> </text:span><text:span text:style-name="T11">final. </text:span><text:span text:style-name="T7">(Thread save).</text:span></text:p>
      <text:p text:style-name="P1"><text:span text:style-name="T7"><text:s text:c="8"/>Also </text:span><text:span text:style-name="T11">constructor injection not use reflection</text:span><text:span text:style-name="T7">! And app runs faster. <text:s text:c="4"/></text:span></text:p>
      <text:p text:style-name="P9"/>
      <text:p text:style-name="P2">constructor injection:</text:p>
      <text:p text:style-name="P8"><text:span text:style-name="T12">private </text:span><text:span text:style-name="T21">final</text:span><text:span text:style-name="T12"> </text:span>TwitterToKafkaServiceConfigData <text:span text:style-name="T17">twitterConfigData</text:span><text:span text:style-name="T12">;</text:span></text:p>
      <text:p text:style-name="P8"><text:span text:style-name="T12">public </text:span><text:span text:style-name="T19">TwitterToKafkaServiceApplication </text:span>(<text:span text:style-name="T21">TwitterToKafkaServiceConfigData configData</text:span>){</text:p>
      <text:p text:style-name="P7"><text:s text:c="4"/><text:span text:style-name="T13">this</text:span><text:span text:style-name="T20">.</text:span><text:span text:style-name="T18">twitterConfigData </text:span><text:span text:style-name="T20">= configData</text:span><text:span text:style-name="T13">;</text:span></text:p>
      <text:p text:style-name="P6">}</text:p>
      <text:p text:style-name="P17"/>
      <text:p text:style-name="P13"><text:s text:c="14"/>Annotations</text:p>
      <text:p text:style-name="P13"/>
      <text:p text:style-name="P6"><text:span text:style-name="T30">@Value</text:span>(<text:span text:style-name="T23">"${api.key}"</text:span>) –<text:span text:style-name="T1"> Extract value(info) from application.properties </text:span><text:soft-page-break/><text:span text:style-name="T1">file : <text:s/></text:span><text:span text:style-name="T15">api.key</text:span><text:span text:style-name="T29">=</text:span><text:span text:style-name="T24">e53c8af75a46792e00e0a765260f1ab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JetBrains Mono" svg:font-family="'JetBrains Mono', monospace"/>
    <style:font-face style:name="OpenSymbol" svg:font-family="OpenSymbol"/>
    <style:font-face style:name="Roboto" svg:font-family="Roboto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7H42M4S</meta:editing-duration>
    <meta:editing-cycles>11</meta:editing-cycles>
    <meta:generator>OpenOffice/4.1.10$Win32 OpenOffice.org_project/4110m2$Build-9807</meta:generator>
    <dc:date>2021-10-12T10:55:58.26</dc:date>
    <dc:creator>alex alex</dc:creator>
    <meta:document-statistic meta:table-count="0" meta:image-count="0" meta:object-count="0" meta:page-count="2" meta:paragraph-count="31" meta:word-count="155" meta:character-count="1665"/>
    <meta:user-defined meta:name="Info 1"/>
    <meta:user-defined meta:name="Info 2"/>
    <meta:user-defined meta:name="Info 3"/>
    <meta:user-defined meta:name="Info 4"/>
  </office:meta>
</office:document-meta>
</file>